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d599" officeooo:paragraph-rsid="0018d5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zana</text:p>
      <text:p text:style-name="P1">Patat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6:55:25.440000000</meta:creation-date>
    <dc:date>2024-11-27T16:55:37.788000000</dc:date>
    <meta:editing-duration>PT13S</meta:editing-duration>
    <meta:editing-cycles>1</meta:editing-cycles>
    <meta:document-statistic meta:table-count="0" meta:image-count="0" meta:object-count="0" meta:page-count="1" meta:paragraph-count="2" meta:word-count="2" meta:character-count="14" meta:non-whitespace-character-count="14"/>
    <meta:generator>LibreOffice/24.8.3.2$Windows_X86_64 LibreOffice_project/48a6bac9e7e268aeb4c3483fcf825c94556d9f92</meta:generator>
  </office:meta>
</office:document-meta>
</file>